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19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40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8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9e6052395ba047bd154ea45130026fc</text:p>
          </table:table-cell>
          <table:table-cell table:style-name="ce38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581fef3fd3170e43d96785e00faf82</text:p>
          </table:table-cell>
          <table:table-cell office:value-type="string" calcext:value-type="string">
            <text:p>数学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82">
          <table:table-cell table:number-columns-repeated="1638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number-columns-repeated="2" table:default-cell-style-name="ce32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8" office:value-type="string" calcext:value-type="string">
            <text:p><text:span text:style-name="T1">MD5</text:span><text:span text:style-name="T2">校验码</text:span></text:p>
          </table:table-cell>
          <table:table-cell table:style-name="ce8" office:value-type="string" calcext:value-type="string">
            <text:p>课程类型</text:p>
          </table:table-cell>
          <table:table-cell table:style-name="ce8" office:value-type="string" calcext:value-type="string">
            <text:p>学院</text:p>
          </table:table-cell>
          <table:table-cell table:style-name="ce8" office:value-type="string" calcext:value-type="string">
            <text:p>年份</text:p>
          </table:table-cell>
          <table:table-cell table:style-name="ce8" office:value-type="string" calcext:value-type="string">
            <text:p>课程名称</text:p>
          </table:table-cell>
          <table:table-cell table:style-name="ce8" office:value-type="string" calcext:value-type="string">
            <text:p>考试阶段（期中0/期末1）</text:p>
          </table:table-cell>
          <table:table-cell table:style-name="ce8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1" office:value-type="string" calcext:value-type="string">
            <text:p>矩阵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3">大学物理</text:span><text:span text:style-name="T4">C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7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1" office:value-type="string" calcext:value-type="string">
            <text:p>高等数学A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1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概率论与数理统计</text:p>
          </table:table-cell>
          <table:table-cell table:style-name="ce31"/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离散数学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1" office:value-type="string" calcext:value-type="string">
            <text:p>计算机组成与系统结构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大学计算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矩阵理论和方法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0">
          <table:table-cell table:number-columns-repeated="16384"/>
        </table:table-row>
        <table:table-row table:style-name="ro5" table:number-rows-repeated="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8" office:value-type="string" calcext:value-type="string">
            <text:p><text:span text:style-name="T1">MD5</text:span><text:span text:style-name="T2">校验码</text:span></text:p>
          </table:table-cell>
          <table:table-cell table:style-name="ce8" office:value-type="string" calcext:value-type="string">
            <text:p>课程类型</text:p>
          </table:table-cell>
          <table:table-cell table:style-name="ce8" office:value-type="string" calcext:value-type="string">
            <text:p>课程名称</text:p>
          </table:table-cell>
          <table:table-cell table:style-name="ce8" office:value-type="string" calcext:value-type="string">
            <text:p>文件名称</text:p>
          </table:table-cell>
          <table:table-cell table:style-name="ce8" office:value-type="string" calcext:value-type="string">
            <text:p>资料类型（思维导图M/题库Q/答案A/知识点K/课件C）</text:p>
          </table:table-cell>
          <table:table-cell table:style-name="ce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9" office:value-type="string" calcext:value-type="string">
            <text:p>066eb70dd44b90210c97ddb94618393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物理实验</text:p>
          </table:table-cell>
          <table:table-cell table:style-name="ce42" office:value-type="string" calcext:value-type="string">
            <text:p>大学物理实验 讲义（2023年）</text:p>
          </table:table-cell>
          <table:table-cell table:style-name="ce4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0a989899a0724b171007e4adcb5f391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公式归纳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0d3f8f6c537922dacec4ea5f5c2a9ee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运筹学题库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18f2d5bebf10f9adb3cf89614b0a47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</text:p>
          </table:table-cell>
          <table:table-cell table:style-name="ce39" office:value-type="string" calcext:value-type="string">
            <text:p>学解 考试宝典 大学（普通）物理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9b833b8934f45fccee0c8f1c3c1abe0</text:p>
          </table:table-cell>
          <table:table-cell table:style-name="ce39"/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期末复习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c3d7f68adab058635b158c4595b165c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马原思维导图</text:p>
          </table:table-cell>
          <table:table-cell table:style-name="ce43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d81f9c30b9d5013d8e5d6beb4d74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string" calcext:value-type="string">
            <text:p>积分精选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2f86b1c34727833d3572761e99368818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线性代数</text:p>
          </table:table-cell>
          <table:table-cell table:style-name="ce42" office:value-type="string" calcext:value-type="string">
            <text:p>线性代数讲义</text:p>
          </table:table-cell>
          <table:table-cell table:style-name="ce4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4bf9c88e2a7ce920aa8854f75c4eea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据结构</text:p>
          </table:table-cell>
          <table:table-cell table:style-name="ce42" office:value-type="string" calcext:value-type="string">
            <text:p>数据结构习题集答案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7ede6b756b350460371b6d31c609d1b</text:p>
          </table:table-cell>
          <table:table-cell table:style-name="ce39"/>
          <table:table-cell table:style-name="ce39" office:value-type="string" calcext:value-type="string">
            <text:p>计算机网络</text:p>
          </table:table-cell>
          <table:table-cell table:style-name="ce39" office:value-type="string" calcext:value-type="string">
            <text:p>Computer Networks Fifth Edition Problem Solutions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3ad204d9f1ecfbde8832802fc3eee0be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2" office:value-type="string" calcext:value-type="string">
            <text:p>高等数学基础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d6fa4f7305fb91e9c014e46803731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图学</text:p>
          </table:table-cell>
          <table:table-cell table:style-name="ce39" office:value-type="string" calcext:value-type="string">
            <text:p>工程制图习题解答</text:p>
          </table:table-cell>
          <table:table-cell table:style-name="ce39" office:value-type="string" calcext:value-type="string">
            <text:p>Q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3e5a331e25c57384ee12fdaca11823e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字信号处理</text:p>
          </table:table-cell>
          <table:table-cell table:style-name="ce42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3eb071b6be2e6614d27aa4d894c51493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题库/知识点</text:p>
          </table:table-cell>
          <table:table-cell table:style-name="ce43" office:value-type="string" calcext:value-type="string">
            <text:p>Q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3fc6130e80ce9f651193a4668c3c582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17年数据结构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43f894ce7840714612c5aa265455f34a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中国近现代史纲要》考试宝典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58e9726b5c5dab42a432b80a44c58ca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子工程学院 电路与电子电路 各章复习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5aae01f0a98b3fc6d3d1b3ba807070e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代绿书2018版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62b43f8fbed2bb3087f2afc96fd89b0f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字电路与逻辑系统</text:p>
          </table:table-cell>
          <table:table-cell table:style-name="ce3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680b6abcd0be13a2ea4acb1f31e2177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物联网工程</text:p>
          </table:table-cell>
          <table:table-cell table:style-name="ce3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6d7a3ce447f1b9f75b8bfee6e98275f7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考试宝典》中国近现代史纲要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726471bd31ef01df1c4d797b7402ef0c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7983d676bb595b6be4f8993f556a1d3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2" office:value-type="string" calcext:value-type="string">
            <text:p>奇数题答案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8087447999a9996dba3c54e32345aee9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8285ae9bb8aec3dbf665dd1bdf75b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0年）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8853903287d58621391474f65450b92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数学</text:p>
          </table:table-cell>
          <table:table-cell table:style-name="ce39" office:value-type="string" calcext:value-type="string">
            <text:p>复变函数与数学物理方法-部分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8b3bc2a11252293e2c255aabf6d301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英语</text:p>
          </table:table-cell>
          <table:table-cell table:style-name="ce39" office:value-type="string" calcext:value-type="string">
            <text:p>新目标大学英语（第二版）视听说教程参考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978c539a2fcd228458118a0c07d59b8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9" office:value-type="string" calcext:value-type="string">
            <text:p>蜂考速成课《数字电子技术》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98e5627649bdfc873a0f4302349f4f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/电子电路基础</text:p>
          </table:table-cell>
          <table:table-cell table:style-name="ce39" office:value-type="string" calcext:value-type="string">
            <text:p>电子电路全书课后习题答案合并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a068341adf389097090e9bf05d53c02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721ecde2dde9effb76768da391ac49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学解 考试宝典 电路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caa28a9381ab134352f2d499eab39d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路分析基础俎云霄 课后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cb674edeea9e45d58c94016b13351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工程基础</text:p>
          </table:table-cell>
          <table:table-cell table:style-name="ce39" office:value-type="string" calcext:value-type="string">
            <text:p>《微波工程基础》实验教学手册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b39de807ea75fc083b7b7ea31aeb8519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高等数学（下）</text:p>
          </table:table-cell>
          <table:table-cell table:style-name="ce42" office:value-type="string" calcext:value-type="string">
            <text:p>期末复习讲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464f2c0becdce1d24d22b4fe9154fe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大学计算机基础练习题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4e2114f4fa50282fe33485907706e5b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计算机基础</text:p>
          </table:table-cell>
          <table:table-cell table:style-name="ce42" office:value-type="string" calcext:value-type="string">
            <text:p>计算机基础知识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b624cb81305d085c690a40869394559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时间轴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b6fae3f7464a1f80021cf070ca73220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线性代数</text:p>
          </table:table-cell>
          <table:table-cell table:style-name="ce42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e10e83fe557073cbfe158737729a9d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知识框架</text:p>
          </table:table-cell>
          <table:table-cell table:style-name="ce39" office:value-type="string" calcext:value-type="string">
            <text:p>M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c5b8df80724f60c1ac23a4dbf72ae86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c8e97b1d423103e1693c6a33eb5669a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技术基础</text:p>
          </table:table-cell>
          <table:table-cell table:style-name="ce39" office:value-type="string" calcext:value-type="string">
            <text:p>廖承恩《微波技术基础》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毛泽东思想和中国特色社会主义理论体系概论</text:p>
          </table:table-cell>
          <table:table-cell table:style-name="ce8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8">
          <table:table-cell table:style-name="ce39" office:value-type="string" calcext:value-type="string">
            <text:p>cbbdc0828717c5d6eef6c9cc6e71b1c6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模拟电子技术</text:p>
          </table:table-cell>
          <table:table-cell table:style-name="ce39" office:value-type="string" calcext:value-type="string">
            <text:p>2015年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cea8d3fbbd654a034177eac609fdb01e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思维导图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cff2fb2ee5eba8180781836ab9a268c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毛泽东思想和中国特色社会主义理论体系概论</text:p>
          </table:table-cell>
          <table:table-cell table:style-name="ce8" office:value-type="string" calcext:value-type="string">
            <text:p>23年毛概-大纲</text:p>
          </table:table-cell>
          <table:table-cell table:style-name="ce44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d0a4279569b9fe79de8d00dfa082739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知识点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1e32cef9a688384716b9001680c19f0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d90c3c5665ae897fe9110e5a9ecbc0c0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2" office:value-type="string" calcext:value-type="string">
            <text:p>偶数题答案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b1d0153d20bc177c614f06981850a34</text:p>
          </table:table-cell>
          <table:table-cell table:style-name="ce39"/>
          <table:table-cell table:style-name="ce39" office:value-type="string" calcext:value-type="string">
            <text:p>随机信号分析与处理</text:p>
          </table:table-cell>
          <table:table-cell table:style-name="ce39" office:value-type="string" calcext:value-type="string">
            <text:p>罗鹏飞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c13924148a20b4efe4f81af0322063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计算机基础</text:p>
          </table:table-cell>
          <table:table-cell table:style-name="ce42" office:value-type="string" calcext:value-type="string">
            <text:p>操作系统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9" office:value-type="string" calcext:value-type="string">
            <text:p>e66ce7007cd563e6c7e8acc58f27ef9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嵌入式系统控制与应用</text:p>
          </table:table-cell>
          <table:table-cell table:style-name="ce39" office:value-type="string" calcext:value-type="string">
            <text:p>嵌入式系统控制与应用 实验指导书（2015年）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e6869464777a90d754e3418cecd3bfb3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中国近现代史纲要》通关宝典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9" office:value-type="string" calcext:value-type="string">
            <text:p>eb30ada79c8df0abd0df64dc9e7be4fd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数据结构课件与资料-张海旸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f27dbba58082d1aecb6cb90d7333a7cb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马原知识点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9" office:value-type="string" calcext:value-type="string">
            <text:p>f97243ad75e829b854175d43b3170df1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C++语言程序设计</text:p>
          </table:table-cell>
          <table:table-cell table:style-name="ce39" office:value-type="string" calcext:value-type="string">
            <text:p>C++程序设计 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fb961636c3e8a00b42c2f4ead061340f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知识梳理（第四章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5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1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0:57:12.347689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04T11:52:21.330459278</dc:date>
    <meta:editing-cycles>753</meta:editing-cycles>
    <meta:editing-duration>P4DT10H11M42S</meta:editing-duration>
    <meta:generator>LibreOffice/24.8.0.3$Linux_X86_64 LibreOffice_project/480$Build-3</meta:generator>
    <meta:document-statistic meta:table-count="3" meta:cell-count="4462" meta:object-count="0"/>
    <meta:user-defined meta:name="AppVersion">15.0000</meta:user-defined>
  </office:meta>
</office:document-meta>
</file>